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0000000960000008E19C35B24.gif" manifest:media-type="image/gif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officeooo:rsid="001b0cc3" officeooo:paragraph-rsid="001b0cc3"/>
    </style:style>
    <style:style style:name="P3" style:family="paragraph" style:parent-style-name="Standard">
      <style:text-properties style:font-name="FreeSans" officeooo:rsid="001cce2a" officeooo:paragraph-rsid="001cce2a"/>
    </style:style>
    <style:style style:name="P4" style:family="paragraph" style:parent-style-name="Standard">
      <style:text-properties style:font-name="FreeSans" officeooo:rsid="0020526f" officeooo:paragraph-rsid="001cce2a"/>
    </style:style>
    <style:style style:name="P5" style:family="paragraph" style:parent-style-name="Standard">
      <style:text-properties style:font-name="FreeSans" officeooo:rsid="0028947e" officeooo:paragraph-rsid="0028947e"/>
    </style:style>
    <style:style style:name="P6" style:family="paragraph" style:parent-style-name="Standard">
      <style:text-properties style:font-name="FreeSans" officeooo:rsid="0028947e" officeooo:paragraph-rsid="002b37e5"/>
    </style:style>
    <style:style style:name="P7" style:family="paragraph" style:parent-style-name="Standard">
      <style:text-properties style:font-name="FreeSans" officeooo:rsid="00237efe" officeooo:paragraph-rsid="00237efe"/>
    </style:style>
    <style:style style:name="P8" style:family="paragraph" style:parent-style-name="Standard" style:list-style-name="L1">
      <style:text-properties style:font-name="FreeSans" officeooo:rsid="001b0cc3" officeooo:paragraph-rsid="001cce2a"/>
    </style:style>
    <style:style style:name="P9" style:family="paragraph" style:parent-style-name="Standard">
      <style:paragraph-properties fo:line-height="150%"/>
      <style:text-properties style:font-name="FreeSans" officeooo:rsid="001b0cc3" officeooo:paragraph-rsid="0028947e"/>
    </style:style>
    <style:style style:name="P10" style:family="paragraph" style:parent-style-name="Standard">
      <style:paragraph-properties fo:line-height="150%"/>
      <style:text-properties style:font-name="FreeSans" officeooo:paragraph-rsid="0028947e"/>
    </style:style>
    <style:style style:name="P11" style:family="paragraph" style:parent-style-name="Standard" style:list-style-name="L1">
      <style:text-properties officeooo:paragraph-rsid="001b0cc3"/>
    </style:style>
    <style:style style:name="P12" style:family="paragraph" style:parent-style-name="Standard" style:list-style-name="L1">
      <style:text-properties officeooo:paragraph-rsid="001cce2a"/>
    </style:style>
    <style:style style:name="P13" style:family="paragraph" style:parent-style-name="Standard" style:list-style-name="L1">
      <style:text-properties officeooo:paragraph-rsid="00270051"/>
    </style:style>
    <style:style style:name="P14" style:family="paragraph" style:parent-style-name="Standard" style:list-style-name="L1">
      <style:text-properties officeooo:paragraph-rsid="0027cd49"/>
    </style:style>
    <style:style style:name="P15" style:family="paragraph" style:parent-style-name="Standard" style:list-style-name="L1">
      <style:text-properties officeooo:paragraph-rsid="00286bc1"/>
    </style:style>
    <style:style style:name="T1" style:family="text">
      <style:text-properties style:font-name="FreeSans" officeooo:rsid="001b0cc3"/>
    </style:style>
    <style:style style:name="T2" style:family="text">
      <style:text-properties style:font-name="FreeSans" officeooo:rsid="001cce2a"/>
    </style:style>
    <style:style style:name="T3" style:family="text">
      <style:text-properties style:font-name="FreeSans" fo:font-weight="bold" officeooo:rsid="001b0cc3" style:font-weight-asian="bold" style:font-weight-complex="bold"/>
    </style:style>
    <style:style style:name="T4" style:family="text">
      <style:text-properties style:font-name="FreeSans" officeooo:rsid="001e2b8e"/>
    </style:style>
    <style:style style:name="T5" style:family="text">
      <style:text-properties style:font-name="FreeSans" officeooo:rsid="001ea6cd"/>
    </style:style>
    <style:style style:name="T6" style:family="text">
      <style:text-properties style:font-name="FreeSans" officeooo:rsid="0026275a"/>
    </style:style>
    <style:style style:name="T7" style:family="text">
      <style:text-properties style:font-name="FreeSans" officeooo:rsid="00270051"/>
    </style:style>
    <style:style style:name="T8" style:family="text">
      <style:text-properties style:font-name="FreeSans" officeooo:rsid="0024b70e"/>
    </style:style>
    <style:style style:name="T9" style:family="text">
      <style:text-properties style:font-name="FreeSans" officeooo:rsid="00251a65"/>
    </style:style>
    <style:style style:name="T10" style:family="text">
      <style:text-properties style:font-name="FreeSans" officeooo:rsid="0027cd49"/>
    </style:style>
    <style:style style:name="T11" style:family="text">
      <style:text-properties style:font-name="FreeSans" fo:font-weight="normal" officeooo:rsid="001b0cc3" style:font-weight-asian="normal" style:font-weight-complex="normal"/>
    </style:style>
    <style:style style:name="T12" style:family="text">
      <style:text-properties style:font-name="FreeSans" fo:font-weight="normal" officeooo:rsid="0027cd49" style:font-weight-asian="normal" style:font-weight-complex="normal"/>
    </style:style>
    <style:style style:name="T13" style:family="text">
      <style:text-properties officeooo:rsid="0024b70e"/>
    </style:style>
    <style:style style:name="T14" style:family="text">
      <style:text-properties officeooo:rsid="00251a65"/>
    </style:style>
    <style:style style:name="T15" style:family="text">
      <style:text-properties officeooo:rsid="0026275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70051"/>
    </style:style>
    <style:style style:name="T18" style:family="text">
      <style:text-properties officeooo:rsid="0028947e"/>
    </style:style>
    <style:style style:name="T19" style:family="text">
      <style:text-properties officeooo:rsid="002a8241"/>
    </style:style>
    <style:style style:name="T20" style:family="text">
      <style:text-properties officeooo:rsid="002ae01b"/>
    </style:style>
    <style:style style:name="T21" style:family="text">
      <style:text-properties officeooo:rsid="001b0cc3"/>
    </style:style>
    <style:style style:name="T22" style:family="text">
      <style:text-properties officeooo:rsid="002b37e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eació del <text:span text:style-name="T22">f</text:span>itxer <text:span text:style-name="T21">d'importació de llicències (CSV)</text:span></text:h>
      <text:p text:style-name="P5"/>
      <text:p text:style-name="P6"><text:span text:style-name="T22">Es pot generar el fitxer des de la majoria d'eines d'ofimàtica, Excel, Access, fulles de càlcul d'Open Office i LibreOffice. </text:span></text:p>
      <text:p text:style-name="P6"><text:span text:style-name="T22"/></text:p>
      <text:p text:style-name="P6"><text:span text:style-name="T22">Els paràmetres han de ser els següents:</text:span></text:p>
      <text:p text:style-name="P5"/>
      <text:p text:style-name="P10"><text:span text:style-name="T18">Joc de caràcters <text:tab/><text:tab/>Unicode UTF-8<text:tab/></text:span><text:span text:style-name="T19">(per gestionar accents, </text:span><text:span text:style-name="T20">'</text:span><text:span text:style-name="T19">ñ</text:span><text:span text:style-name="T20">'</text:span><text:span text:style-name="T19">, </text:span><text:span text:style-name="T20">'</text:span><text:span text:style-name="T19">ç</text:span><text:span text:style-name="T20">', </text:span><text:span text:style-name="T19">etc...)</text:span></text:p>
      <text:p text:style-name="P10"><text:span text:style-name="T18">Delimitador de camp<text:tab/>;<text:tab/></text:span><text:span text:style-name="T19">(punt i coma)</text:span></text:p>
      <text:p text:style-name="P10"><text:span text:style-name="T18">Delimitador de text<text:tab/><text:tab/>“<text:tab/></text:span><text:span text:style-name="T19">(cometes dobles)</text:span></text:p>
      <text:p text:style-name="P9"/>
      <text:h text:style-name="Heading_20_2" text:outline-level="2">Descripció dels camps del fitxer d'importació de llicències (CSV)</text:h>
      <text:p text:style-name="P2"/>
      <text:p text:style-name="P3">Només cal indicar les dades personals del federat si és la primera llicència que es tramita, en cas contrari només cal indicar el DNI. </text:p>
      <text:p text:style-name="P3"/>
      <text:p text:style-name="P7">En cas que s'informin les les dades personals associades a un DNI existent a la base de dades, s'actualitzaran amb les dades del fitxer.</text:p>
      <text:p text:style-name="P2"/>
      <text:list xml:id="list11957726961" text:style-name="L1">
        <text:list-item>
          <text:p text:style-name="P11"><text:span text:style-name="T3">categoria</text:span><text:span text:style-name="T1"><text:tab/></text:span><text:span text:style-name="T2">(Obligatori) </text:span><text:span text:style-name="T1">llicència d'aficionat, infantil o tècnic, valors [ A, T, I ] <text:s/></text:span></text:p>
        </text:list-item>
        <text:list-item>
          <text:p text:style-name="P12"><text:span text:style-name="T3">dni</text:span><text:span text:style-name="T1"><text:tab/><text:tab/></text:span><text:span text:style-name="T2">(Obligatori) dni amb lletra en format 12345678X. En cas de menors <text:tab/><text:tab/>indicar el dni del progenitor i afegir 'M' o 'P' si correspon a la mare o el <text:tab/><text:tab/>pare respectivament, per exemple P12345678X.</text:span></text:p>
        </text:list-item>
      </text:list>
      <text:p text:style-name="P3"><text:tab/><text:tab/><text:tab/>Per estrangers, residents <text:s/>o no indicar l'identificador corresponent</text:p>
      <text:list xml:id="list424864838" text:continue-numbering="true" text:style-name="L1">
        <text:list-item>
          <text:p text:style-name="P8"><text:span text:style-name="T16">nom</text:span><text:tab/><text:tab/><text:span text:style-name="T13">(Opcional si existeixen </text:span><text:span text:style-name="T14">les</text:span><text:span text:style-name="T13"> dades del federat) </text:span><text:span text:style-name="T15">nom, </text:span><text:span text:style-name="T17">longitud màxima <text:tab/><text:tab/>20 caràcters</text:span></text:p>
        </text:list-item>
        <text:list-item>
          <text:p text:style-name="P13"><text:span text:style-name="T3">cognoms</text:span><text:span text:style-name="T1"><text:tab/>(Opcional si existeixen les dades del federat) </text:span><text:span text:style-name="T6">cognoms, </text:span><text:span text:style-name="T7">longitud <text:tab/><text:tab/><text:tab/>màxima 30 caràcters</text:span></text:p>
        </text:list-item>
        <text:list-item>
          <text:p text:style-name="P14"><text:span text:style-name="T3">naixement</text:span><text:span text:style-name="T1"><text:tab/></text:span><text:span text:style-name="T8">(Opcional si existeixen </text:span><text:span text:style-name="T9">les</text:span><text:span text:style-name="T8"> dades del federat) </text:span><text:span text:style-name="T2">data de naixement en <text:tab/><text:tab/>format AAA-MM-DD, per exemple 1975-12-22</text:span></text:p>
        </text:list-item>
        <text:list-item>
          <text:p text:style-name="P14"><text:span text:style-name="T3">sexe</text:span><text:span text:style-name="T1"><text:tab/><text:tab/></text:span><text:span text:style-name="T8">(Opcional si existeixen </text:span><text:span text:style-name="T9">les</text:span><text:span text:style-name="T8"> dades del federat) </text:span><text:span text:style-name="T2">valors [ H, </text:span><text:span text:style-name="T5">D</text:span><text:span text:style-name="T2"> ], </text:span><text:span text:style-name="T4">en <text:tab/><text:tab/><text:tab/>referència a Home o </text:span><text:span text:style-name="T5">Dona</text:span></text:p>
        </text:list-item>
        <text:list-item>
          <text:p text:style-name="P12"><text:soft-page-break/><text:span text:style-name="T3">telefon1</text:span><text:span text:style-name="T1"><text:tab/></text:span><text:span text:style-name="T10">(Opcional) </text:span><text:span text:style-name="T2">número de telèfon sense espais ni altres separadors, per <text:tab/><text:tab/>exemple 555555555</text:span></text:p>
        </text:list-item>
        <text:list-item>
          <text:p text:style-name="P14"><text:span text:style-name="T3">telefon2</text:span><text:span text:style-name="T1"><text:tab/>(Opcional) </text:span><text:span text:style-name="T2">número de telèfon </text:span><text:span text:style-name="T10">addicional</text:span><text:span text:style-name="T2"> sense espais ni altres <text:tab/><text:tab/><text:tab/>separadors, per exemple 555555555</text:span></text:p>
        </text:list-item>
        <text:list-item>
          <text:p text:style-name="P14"><text:span text:style-name="T3">mail</text:span><text:span text:style-name="T1"><text:tab/><text:tab/>(Opcional) </text:span><text:span text:style-name="T10">correu electrònic, </text:span><text:span text:style-name="T7">longitud màxima </text:span><text:span text:style-name="T10">5</text:span><text:span text:style-name="T7">0 caràcters</text:span></text:p>
        </text:list-item>
        <text:list-item>
          <text:p text:style-name="P14"><text:span text:style-name="T3">adreca</text:span><text:span text:style-name="T1"><text:tab/>(Opcional) </text:span><text:span text:style-name="T10">adreça, </text:span><text:span text:style-name="T7">longitud màxima </text:span><text:span text:style-name="T10">75</text:span><text:span text:style-name="T7"> caràcters</text:span><text:span text:style-name="T10"> </text:span></text:p>
        </text:list-item>
        <text:list-item>
          <text:p text:style-name="P14"><text:span text:style-name="T3">poblacio<text:tab/></text:span><text:span text:style-name="T11">(Opcional) </text:span><text:span text:style-name="T12">població</text:span><text:span text:style-name="T11">, longitud màxima </text:span><text:span text:style-name="T12">25</text:span><text:span text:style-name="T11"> caràcters </text:span></text:p>
        </text:list-item>
        <text:list-item>
          <text:p text:style-name="P14"><text:span text:style-name="T3">cp</text:span><text:span text:style-name="T1"><text:tab/><text:tab/></text:span><text:span text:style-name="T11">(Opcional) </text:span><text:span text:style-name="T12">codi postal</text:span><text:span text:style-name="T11">, </text:span><text:span text:style-name="T12">5 caràcters, omplint 0's per l'esquerra si cal, <text:tab/><text:tab/>per exemple 08904</text:span></text:p>
        </text:list-item>
        <text:list-item>
          <text:p text:style-name="P14"><text:span text:style-name="T3">provincia<text:tab/></text:span><text:span text:style-name="T11">(Opcional) </text:span><text:span text:style-name="T12">alguna de les províncies catalanes: Barcelona, Girona, <text:tab/><text:tab/><text:tab/>Tarragona, Lleida</text:span></text:p>
        </text:list-item>
        <text:list-item>
          <text:p text:style-name="P14"><text:span text:style-name="T3">comarca</text:span><text:span text:style-name="T1"><text:tab/></text:span><text:span text:style-name="T11">(Opcional) </text:span><text:span text:style-name="T12">comarca</text:span></text:p>
        </text:list-item>
        <text:list-item>
          <text:p text:style-name="P15"><text:span text:style-name="T3">nacionalitat</text:span><text:span text:style-name="T1"><text:tab/>(Obligatori) codi de 3 dígits que representa el país. ESP per a federats <text:tab/><text:tab/>amb nacionalitat espanyola. S'utilitza la codificació estàndard ISO <text:tab/><text:tab/><text:tab/>3166 alfa-3, es poden consultar al següent enllaç: <text:tab/><text:tab/><text:tab/><text:tab/><text:tab/></text:span><text:a xlink:type="simple" xlink:href="http://ca.wikipedia.org/wiki/ISO_3166-1"><text:span text:style-name="T1">http://ca.wikipedia.org/wiki/ISO_3166-1</text:span></text:a><text:span text:style-name="T1"> </text:span>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àfics1" text:anchor-type="paragraph" svg:x="0.018cm" svg:y="0.032cm" svg:width="4.053cm" svg:height="3.836cm" draw:z-index="1"><draw:image xlink:href="Pictures/10000200000000960000008E19C35B24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</meta:initial-creator>
    <meta:creation-date>2013-06-23T16:15:41</meta:creation-date>
    <dc:date>2013-06-30T12:12:12</dc:date>
    <dc:creator>alex </dc:creator>
    <meta:editing-duration>PT03H08M55S</meta:editing-duration>
    <meta:editing-cycles>18</meta:editing-cycles>
    <meta:generator>OpenOffice.org/3.2$Linux OpenOffice.org_project/320m19$Build-9505</meta:generator>
    <meta:document-statistic meta:table-count="0" meta:image-count="1" meta:object-count="0" meta:page-count="2" meta:paragraph-count="25" meta:word-count="356" meta:character-count="2322"/>
  </office:meta>
</office:document-meta>
</file>